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126.79pt"/>
    </style:style>
    <style:style style:name="co11" style:family="table-column">
      <style:table-column-properties fo:break-before="auto" style:column-width="68.94pt"/>
    </style:style>
    <style:style style:name="co12" style:family="table-column">
      <style:table-column-properties fo:break-before="auto" style:column-width="58.9pt"/>
    </style:style>
    <style:style style:name="co13" style:family="table-column">
      <style:table-column-properties fo:break-before="auto" style:column-width="105.9pt"/>
    </style:style>
    <style:style style:name="co14" style:family="table-column">
      <style:table-column-properties fo:break-before="auto" style:column-width="113.19pt"/>
    </style:style>
    <style:style style:name="co15" style:family="table-column">
      <style:table-column-properties fo:break-before="auto" style:column-width="138.3pt"/>
    </style:style>
    <style:style style:name="co16" style:family="table-column">
      <style:table-column-properties fo:break-before="auto" style:column-width="142.36pt"/>
    </style:style>
    <style:style style:name="co17" style:family="table-column">
      <style:table-column-properties fo:break-before="auto" style:column-width="110.01pt"/>
    </style:style>
    <style:style style:name="co18" style:family="table-column">
      <style:table-column-properties fo:break-before="auto" style:column-width="28.91pt"/>
    </style:style>
    <style:style style:name="co19" style:family="table-column">
      <style:table-column-properties fo:break-before="auto" style:column-width="91.3pt"/>
    </style:style>
    <style:style style:name="co20" style:family="table-column">
      <style:table-column-properties fo:break-before="auto" style:column-width="41.81pt"/>
    </style:style>
    <style:style style:name="co21" style:family="table-column">
      <style:table-column-properties fo:break-before="auto" style:column-width="115.14pt"/>
    </style:style>
    <style:style style:name="co22" style:family="table-column">
      <style:table-column-properties fo:break-before="auto" style:column-width="44.3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7db"/>
    </style:style>
    <style:style style:name="ce2" style:family="table-cell" style:parent-style-name="Default">
      <style:table-cell-properties fo:background-color="#b0b0b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NEndDevices</text:p>
          </table:table-cell>
          <table:table-cell office:value-type="string" calcext:value-type="string">
            <text:p>NGateways</text:p>
          </table:table-cell>
          <table:table-cell office:value-type="string" calcext:value-type="string">
            <text:p>SimulationTime</text:p>
          </table:table-cell>
          <table:table-cell office:value-type="string" calcext:value-type="string">
            <text:p>InterTransactionDelay</text:p>
          </table:table-cell>
          <table:table-cell office:value-type="string" calcext:value-type="string">
            <text:p>IntraTransactionDelay</text:p>
          </table:table-cell>
          <table:table-cell office:value-type="string" calcext:value-type="string">
            <text:p>PacketsPerTransaction</text:p>
          </table:table-cell>
          <table:table-cell office:value-type="string" calcext:value-type="string">
            <text:p>SignaturePacketsPerTransaction</text:p>
          </table:table-cell>
          <table:table-cell office:value-type="string" calcext:value-type="string">
            <text:p>DataPacketSize</text:p>
          </table:table-cell>
          <table:table-cell office:value-type="string" calcext:value-type="string">
            <text:p>PartialSignaturePacketSize</text:p>
          </table:table-cell>
          <table:table-cell office:value-type="string" calcext:value-type="string">
            <text:p>SuccessfulTransactions</text:p>
          </table:table-cell>
          <table:table-cell office:value-type="string" calcext:value-type="string">
            <text:p>UnsuccessfulTransactions</text:p>
          </table:table-cell>
          <table:table-cell office:value-type="string" calcext:value-type="string">
            <text:p>SuccessRate</text:p>
          </table:table-cell>
          <table:table-cell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RemainingEnergyJ</text:p>
          </table:table-cell>
          <table:table-cell office:value-type="string" calcext:value-type="string">
            <text:p>AbsEnergyConsumptionJ</text:p>
          </table:table-cell>
          <table:table-cell office:value-type="string" calcext:value-type="string">
            <text:p>SigningConsumptionJ</text:p>
          </table:table-cell>
          <table:table-cell office:value-type="string" calcext:value-type="string">
            <text:p>TotalConsumptionJ</text:p>
          </table:table-cell>
          <table:table-cell table:number-columns-repeated="2"/>
          <table:table-cell table:style-name="ce2" office:value-type="string" calcext:value-type="string">
            <text:p>Parameters: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93" calcext:value-type="float">
            <text:p>393</text:p>
          </table:table-cell>
          <table:table-cell office:value-type="float" office:value="63" calcext:value-type="float">
            <text:p>63</text:p>
          </table:table-cell>
          <table:table-cell office:value-type="float" office:value="0.861842" calcext:value-type="float">
            <text:p>0.861842</text:p>
          </table:table-cell>
          <table:table-cell office:value-type="float" office:value="16.375" calcext:value-type="float">
            <text:p>16.375</text:p>
          </table:table-cell>
          <table:table-cell/>
          <table:table-cell office:value-type="float" office:value="9832.25" calcext:value-type="float">
            <text:p>9832.25</text:p>
          </table:table-cell>
          <table:table-cell table:formula="of:=[.$V$3]-[.O2]" office:value-type="float" office:value="167.75" calcext:value-type="float">
            <text:p>167.75</text:p>
          </table:table-cell>
          <table:table-cell table:formula="of:=(([.J2]+[.K2])/[.A2]) * [.$X$8]" office:value-type="float" office:value="462.44556" calcext:value-type="float">
            <text:p>462.44556</text:p>
          </table:table-cell>
          <table:table-cell table:formula="of:=[.P2]+[.Q2]" office:value-type="float" office:value="630.19556" calcext:value-type="float">
            <text:p>630.195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721" calcext:value-type="float">
            <text:p>721</text:p>
          </table:table-cell>
          <table:table-cell office:value-type="float" office:value="62" calcext:value-type="float">
            <text:p>62</text:p>
          </table:table-cell>
          <table:table-cell office:value-type="float" office:value="0.920817" calcext:value-type="float">
            <text:p>0.920817</text:p>
          </table:table-cell>
          <table:table-cell office:value-type="float" office:value="30.0417" calcext:value-type="float">
            <text:p>30.0417</text:p>
          </table:table-cell>
          <table:table-cell/>
          <table:table-cell office:value-type="float" office:value="9830.69" calcext:value-type="float">
            <text:p>9830.69</text:p>
          </table:table-cell>
          <table:table-cell table:formula="of:=[.$V$3]-[.O3]" office:value-type="float" office:value="169.31" calcext:value-type="float">
            <text:p>169.31</text:p>
          </table:table-cell>
          <table:table-cell table:formula="of:=(([.J3]+[.K3])/[.A3]) * [.$X$8]" office:value-type="float" office:value="794.067705" calcext:value-type="float">
            <text:p>794.067705</text:p>
          </table:table-cell>
          <table:table-cell table:formula="of:=[.P3]+[.Q3]" office:value-type="float" office:value="963.377705" calcext:value-type="float">
            <text:p>963.377705</text:p>
          </table:table-cell>
          <table:table-cell table:number-columns-repeated="2"/>
          <table:table-cell office:value-type="string" calcext:value-type="string">
            <text:p>InitialEnergyJ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6400" calcext:value-type="float">
            <text:p>864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161" calcext:value-type="float">
            <text:p>2161</text:p>
          </table:table-cell>
          <table:table-cell office:value-type="float" office:value="62" calcext:value-type="float">
            <text:p>62</text:p>
          </table:table-cell>
          <table:table-cell office:value-type="float" office:value="0.97211" calcext:value-type="float">
            <text:p>0.97211</text:p>
          </table:table-cell>
          <table:table-cell office:value-type="float" office:value="90.0417" calcext:value-type="float">
            <text:p>90.0417</text:p>
          </table:table-cell>
          <table:table-cell/>
          <table:table-cell office:value-type="float" office:value="9824.55" calcext:value-type="float">
            <text:p>9824.55</text:p>
          </table:table-cell>
          <table:table-cell table:formula="of:=[.$V$3]-[.O4]" office:value-type="float" office:value="175.450000000001" calcext:value-type="float">
            <text:p>175.450000000001</text:p>
          </table:table-cell>
          <table:table-cell table:formula="of:=(([.J4]+[.K4])/[.A4]) * [.$X$8]" office:value-type="float" office:value="2254.422105" calcext:value-type="float">
            <text:p>2254.422105</text:p>
          </table:table-cell>
          <table:table-cell table:formula="of:=[.P4]+[.Q4]" office:value-type="float" office:value="2429.872105" calcext:value-type="float">
            <text:p>2429.872105</text:p>
          </table:table-cell>
          <table:table-cell table:number-columns-repeated="2"/>
          <table:table-cell office:value-type="string" calcext:value-type="string">
            <text:p>SupplyVoltageV</text:p>
          </table:table-cell>
          <table:table-cell office:value-type="float" office:value="5.1" calcext:value-type="float">
            <text:p>5.1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SigningCurrentA</text:p>
          </table:table-cell>
          <table:table-cell office:value-type="float" office:value="0.097" calcext:value-type="float">
            <text:p>0.097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ce3" office:value-type="string" calcext:value-type="string">
            <text:p>SigningPowerW</text:p>
          </table:table-cell>
          <table:table-cell table:formula="of:=[.V4]*[.V5]" office:value-type="float" office:value="0.4947" calcext:value-type="float">
            <text:p>0.4947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SigningTimeS</text:p>
          </table:table-cell>
          <table:table-cell office:value-type="float" office:value="6.15" calcext:value-type="float">
            <text:p>6.15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string" calcext:value-type="string">
            <text:p>SigningConsumptionJ</text:p>
          </table:table-cell>
          <table:table-cell table:formula="of:=[.V7]*[.X6]" office:value-type="float" office:value="3.042405" calcext:value-type="float">
            <text:p>3.042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3T11:44:32.615459383</dc:date>
    <meta:editing-duration>PT14M12S</meta:editing-duration>
    <meta:editing-cycles>3</meta:editing-cycles>
    <meta:document-statistic meta:table-count="1" meta:cell-count="81" meta:object-count="0"/>
  </office:meta>
</office:document-meta>
</file>